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84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5.61pt" svg:height="323.04pt" svg:x="749.37pt" svg:y="270.31pt">
            <draw:object draw:notify-on-update-of-ranges="Sheet1.C3:Sheet1.C86 Sheet1.D2:Sheet1.D2 Sheet1.D3:Sheet1.D86 Sheet1.E2:Sheet1.E2 Sheet1.E3:Sheet1.E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rob cumulée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espérance</text:p>
          </table:table-cell>
          <table:table-cell table:number-columns-repeated="3"/>
          <table:table-cell office:value-type="string" calcext:value-type="string">
            <text:p>5 boules parmi 10 sont corr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COMBIN((100-17); ([.C3]-17))/COMBIN(100;[.C3])" office:value-type="float" office:value="1.50372890040097E-019" calcext:value-type="float">
            <text:p>1.50372890040097E-19</text:p>
          </table:table-cell>
          <table:table-cell table:formula="of:=[.D3]" office:value-type="float" office:value="1.50372890040097E-019" calcext:value-type="float">
            <text:p>1.50372890040097E-19</text:p>
          </table:table-cell>
          <table:table-cell table:formula="of:=[.C3]*[.E3]" office:value-type="float" office:value="2.55633913068165E-018" calcext:value-type="float">
            <text:p>2.55633913068165E-1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(FACT([.M3])/FACT([.M3] - 5))/((FACT(10))/(FACT(10 - [.M3])))" office:value-type="float" office:value="0.00396825396825397" calcext:value-type="float">
            <text:p>0.003968253968254</text:p>
          </table:table-cell>
          <table:table-cell table:formula="of:=[.M3]*[.N3]" office:value-type="float" office:value="0.0198412698412698" calcext:value-type="float">
            <text:p>0.01984126984127</text:p>
          </table:table-cell>
          <table:table-cell table:formula="of:=FACT(5)/(FACT(10)/FACT(5))" office:value-type="float" office:value="0.00396825396825397" calcext:value-type="float">
            <text:p>0.0039682539682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COMBIN((100-17); ([.C4]-17))/COMBIN(100;[.C4])" office:value-type="float" office:value="2.70671202072175E-018" calcext:value-type="float">
            <text:p>2.70671202072175E-18</text:p>
          </table:table-cell>
          <table:table-cell table:formula="of:=[.D4]-[.D3]" office:value-type="float" office:value="2.55633913068165E-018" calcext:value-type="float">
            <text:p>2.55633913068165E-18</text:p>
          </table:table-cell>
          <table:table-cell table:formula="of:=[.C4]*[.E4]" office:value-type="float" office:value="4.60141043522697E-017" calcext:value-type="float">
            <text:p>4.60141043522697E-1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(FACT([.M4])/FACT([.M4] - 5))/((FACT(10))/(FACT(10 - [.M4])))" office:value-type="float" office:value="0.00476190476190476" calcext:value-type="float">
            <text:p>0.004761904761905</text:p>
          </table:table-cell>
          <table:table-cell table:formula="of:=[.M4]*[.N4]+[.O3]" office:value-type="float" office:value="0.0484126984126984" calcext:value-type="float">
            <text:p>0.0484126984126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COMBIN((100-17); ([.C5]-17))/COMBIN(100;[.C5])" office:value-type="float" office:value="2.57137641968566E-017" calcext:value-type="float">
            <text:p>2.57137641968566E-17</text:p>
          </table:table-cell>
          <table:table-cell table:formula="of:=[.D5]-[.D4]" office:value-type="float" office:value="2.30070521761348E-017" calcext:value-type="float">
            <text:p>2.30070521761348E-17</text:p>
          </table:table-cell>
          <table:table-cell table:formula="of:=[.C5]*[.E5]" office:value-type="float" office:value="4.37133991346562E-016" calcext:value-type="float">
            <text:p>4.37133991346562E-1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(FACT([.M5])/FACT([.M5] - 5))/((FACT(10))/(FACT(10 - [.M5])))" office:value-type="float" office:value="0.00416666666666667" calcext:value-type="float">
            <text:p>0.004166666666667</text:p>
          </table:table-cell>
          <table:table-cell table:formula="of:=[.M5]*[.N5]+[.O4]" office:value-type="float" office:value="0.0775793650793651" calcext:value-type="float">
            <text:p>0.0775793650793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COMBIN((100-17); ([.C6]-17))/COMBIN(100;[.C6])" office:value-type="float" office:value="1.71425094645711E-016" calcext:value-type="float">
            <text:p>1.71425094645711E-16</text:p>
          </table:table-cell>
          <table:table-cell table:formula="of:=[.D6]-[.D5]" office:value-type="float" office:value="1.45711330448854E-016" calcext:value-type="float">
            <text:p>1.45711330448854E-16</text:p>
          </table:table-cell>
          <table:table-cell table:formula="of:=[.C6]*[.E6]" office:value-type="float" office:value="2.91422660897708E-015" calcext:value-type="float">
            <text:p>2.91422660897708E-1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(FACT([.M6])/FACT([.M6] - 5))/((FACT(10))/(FACT(10 - [.M6])))" office:value-type="float" office:value="0.0037037037037037" calcext:value-type="float">
            <text:p>0.003703703703704</text:p>
          </table:table-cell>
          <table:table-cell table:formula="of:=[.M6]*[.N6]+[.O5]" office:value-type="float" office:value="0.107208994708995" calcext:value-type="float">
            <text:p>0.1072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COMBIN((100-17); ([.C7]-17))/COMBIN(100;[.C7])" office:value-type="float" office:value="8.9998174688998E-016" calcext:value-type="float">
            <text:p>8.9998174688998E-16</text:p>
          </table:table-cell>
          <table:table-cell table:formula="of:=[.D7]-[.D6]" office:value-type="float" office:value="7.2855665224427E-016" calcext:value-type="float">
            <text:p>7.2855665224427E-16</text:p>
          </table:table-cell>
          <table:table-cell table:formula="of:=[.C7]*[.E7]" office:value-type="float" office:value="0.0000000000000152996896971297" calcext:value-type="float">
            <text:p>1.52996896971297E-1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(FACT([.M7])/FACT([.M7] - 5))/((FACT(10))/(FACT(10 - [.M7])))" office:value-type="float" office:value="0.00416666666666667" calcext:value-type="float">
            <text:p>0.004166666666667</text:p>
          </table:table-cell>
          <table:table-cell table:formula="of:=[.M7]*[.N7]+[.O6]" office:value-type="float" office:value="0.144708994708995" calcext:value-type="float">
            <text:p>0.1447089947089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COMBIN((100-17); ([.C8]-17))/COMBIN(100;[.C8])" office:value-type="float" office:value="3.95991968631591E-015" calcext:value-type="float">
            <text:p>3.95991968631591E-15</text:p>
          </table:table-cell>
          <table:table-cell table:formula="of:=[.D8]-[.D7]" office:value-type="float" office:value="3.05993793942593E-015" calcext:value-type="float">
            <text:p>3.05993793942593E-15</text:p>
          </table:table-cell>
          <table:table-cell table:formula="of:=[.C8]*[.E8]" office:value-type="float" office:value="0.0000000000000673186346673705" calcext:value-type="float">
            <text:p>6.73186346673705E-1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(FACT([.M8])/FACT([.M8] - 5))/((FACT(10))/(FACT(10 - [.M8])))" office:value-type="float" office:value="0.00833333333333333" calcext:value-type="float">
            <text:p>0.008333333333333</text:p>
          </table:table-cell>
          <table:table-cell table:formula="of:=[.M8]*[.N8]+[.O7]" office:value-type="float" office:value="0.228042328042328" calcext:value-type="float">
            <text:p>0.2280423280423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COMBIN((100-17); ([.C9]-17))/COMBIN(100;[.C9])" office:value-type="float" office:value="0.0000000000000151796921308777" calcext:value-type="float">
            <text:p>1.51796921308777E-14</text:p>
          </table:table-cell>
          <table:table-cell table:formula="of:=[.D9]-[.D8]" office:value-type="float" office:value="0.0000000000000112197724445618" calcext:value-type="float">
            <text:p>1.12197724445618E-14</text:p>
          </table:table-cell>
          <table:table-cell table:formula="of:=[.C9]*[.E9]" office:value-type="float" office:value="0.00000000000025805476622492" calcext:value-type="float">
            <text:p>2.5805476622492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COMBIN((100-17); ([.C10]-17))/COMBIN(100;[.C10])" office:value-type="float" office:value="0.0000000000000520446587344377" calcext:value-type="float">
            <text:p>5.20446587344377E-14</text:p>
          </table:table-cell>
          <table:table-cell table:formula="of:=[.D10]-[.D9]" office:value-type="float" office:value="0.0000000000000368649666035601" calcext:value-type="float">
            <text:p>3.68649666035601E-14</text:p>
          </table:table-cell>
          <table:table-cell table:formula="of:=[.C10]*[.E10]" office:value-type="float" office:value="0.000000000000884759198485442" calcext:value-type="float">
            <text:p>8.84759198485442E-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COMBIN((100-17); ([.C11]-17))/COMBIN(100;[.C11])" office:value-type="float" office:value="0.000000000000162639558545118" calcext:value-type="float">
            <text:p>1.62639558545118E-13</text:p>
          </table:table-cell>
          <table:table-cell table:formula="of:=[.D11]-[.D10]" office:value-type="float" office:value="0.00000000000011059489981068" calcext:value-type="float">
            <text:p>1.1059489981068E-13</text:p>
          </table:table-cell>
          <table:table-cell table:formula="of:=[.C11]*[.E11]" office:value-type="float" office:value="0.000000000002764872495267" calcext:value-type="float">
            <text:p>2.764872495267E-12</text:p>
          </table:table-cell>
          <table:table-cell table:number-columns-repeated="3"/>
          <table:table-cell office:value-type="string" calcext:value-type="string">
            <text:p>2 boule parmi 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ob (=)</text:p>
          </table:table-cell>
          <table:table-cell office:value-type="string" calcext:value-type="string">
            <text:p>Prob cumulée (&lt;=)</text:p>
          </table:table-cell>
          <table:table-cell office:value-type="string" calcext:value-type="string">
            <text:p>espérance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COMBIN((100-17); ([.C12]-17))/COMBIN(100;[.C12])" office:value-type="float" office:value="0.000000000000469847613574785" calcext:value-type="float">
            <text:p>4.69847613574785E-13</text:p>
          </table:table-cell>
          <table:table-cell table:formula="of:=[.D12]-[.D11]" office:value-type="float" office:value="0.000000000000307208055029667" calcext:value-type="float">
            <text:p>3.07208055029667E-13</text:p>
          </table:table-cell>
          <table:table-cell table:formula="of:=[.C12]*[.E12]" office:value-type="float" office:value="0.00000000000798740943077135" calcext:value-type="float">
            <text:p>7.98740943077135E-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FACT([.M12]))/((FACT(5))/(FACT(5-[.M12])))" office:value-type="float" office:value="0.1" calcext:value-type="float">
            <text:p>0.1</text:p>
          </table:table-cell>
          <table:table-cell table:formula="of:=[.M12]*[.N12]" office:value-type="float" office:value="0.2" calcext:value-type="float">
            <text:p>0.2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style-name="ce4" table:formula="of:=COMBIN(2;2)*COMBIN((5-2); ([.M12]-2))/COMBIN(5;[.M12])" office:value-type="float" office:value="0.1" calcext:value-type="float">
            <text:p>0.1</text:p>
          </table:table-cell>
          <table:table-cell table:style-name="ce6" table:formula="of:=[.M12]*[.Q12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COMBIN((100-17); ([.C13]-17))/COMBIN(100;[.C13])" office:value-type="float" office:value="0.00000000000126858855665192" calcext:value-type="float">
            <text:p>1.26858855665192E-12</text:p>
          </table:table-cell>
          <table:table-cell table:formula="of:=[.D13]-[.D12]" office:value-type="float" office:value="0.000000000000798740943077135" calcext:value-type="float">
            <text:p>7.98740943077135E-13</text:p>
          </table:table-cell>
          <table:table-cell table:formula="of:=[.C13]*[.E13]" office:value-type="float" office:value="0.0000000000215660054630826" calcext:value-type="float">
            <text:p>2.15660054630826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FACT([.M13]))/((FACT(5))/(FACT(5-[.M13])))" office:value-type="float" office:value="0.1" calcext:value-type="float">
            <text:p>0.1</text:p>
          </table:table-cell>
          <table:table-cell table:formula="of:=[.M13]*[.N13]+[.O12]" office:value-type="float" office:value="0.5" calcext:value-type="float">
            <text:p>0.5</text:p>
          </table:table-cell>
          <table:table-cell/>
          <table:table-cell table:style-name="ce2" table:formula="of:=[.R13]-[.R12]" office:value-type="float" office:value="0.2" calcext:value-type="float">
            <text:p>0.2</text:p>
          </table:table-cell>
          <table:table-cell table:formula="of:=COMBIN(2;2)*COMBIN((5-2); ([.M13]-2))/COMBIN(5;[.M13])" office:value-type="float" office:value="0.3" calcext:value-type="float">
            <text:p>0.3</text:p>
          </table:table-cell>
          <table:table-cell table:style-name="ce7" table:formula="of:=[.M13]*[.Q13]"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COMBIN((100-17); ([.C14]-17))/COMBIN(100;[.C14])" office:value-type="float" office:value="0.00000000000322913450784125" calcext:value-type="float">
            <text:p>3.22913450784125E-12</text:p>
          </table:table-cell>
          <table:table-cell table:formula="of:=[.D14]-[.D13]" office:value-type="float" office:value="0.00000000000196054595118933" calcext:value-type="float">
            <text:p>1.96054595118933E-12</text:p>
          </table:table-cell>
          <table:table-cell table:formula="of:=[.C14]*[.E14]" office:value-type="float" office:value="0.0000000000548952866333012" calcext:value-type="float">
            <text:p>5.48952866333012E-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FACT([.M14]))/((FACT(5))/(FACT(5-[.M14])))" office:value-type="float" office:value="0.2" calcext:value-type="float">
            <text:p>0.2</text:p>
          </table:table-cell>
          <table:table-cell table:formula="of:=[.M14]*[.N14]+[.O13]" office:value-type="float" office:value="1.3" calcext:value-type="float">
            <text:p>1.3</text:p>
          </table:table-cell>
          <table:table-cell/>
          <table:table-cell table:style-name="ce2" table:formula="of:=[.R14]-[.R13]" office:value-type="float" office:value="0.3" calcext:value-type="float">
            <text:p>0.3</text:p>
          </table:table-cell>
          <table:table-cell table:formula="of:=COMBIN(2;2)*COMBIN((5-2); ([.M14]-2))/COMBIN(5;[.M14])" office:value-type="float" office:value="0.6" calcext:value-type="float">
            <text:p>0.6</text:p>
          </table:table-cell>
          <table:table-cell table:style-name="ce7" table:formula="of:=[.M14]*[.Q14]"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COMBIN((100-17); ([.C15]-17))/COMBIN(100;[.C15])" office:value-type="float" office:value="0.00000000000780374172728302" calcext:value-type="float">
            <text:p>7.80374172728302E-12</text:p>
          </table:table-cell>
          <table:table-cell table:formula="of:=[.D15]-[.D14]" office:value-type="float" office:value="0.00000000000457460721944177" calcext:value-type="float">
            <text:p>4.57460721944177E-12</text:p>
          </table:table-cell>
          <table:table-cell table:formula="of:=[.C15]*[.E15]" office:value-type="float" office:value="0.000000000132663609363811" calcext:value-type="float">
            <text:p>1.32663609363811E-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FACT([.M15]))/((FACT(5))/(FACT(5-[.M15])))" office:value-type="float" office:value="1" calcext:value-type="float">
            <text:p>1</text:p>
          </table:table-cell>
          <table:table-cell table:formula="of:=[.M15]*[.N15]+[.O14]" office:value-type="float" office:value="6.3" calcext:value-type="float">
            <text:p>6.3</text:p>
          </table:table-cell>
          <table:table-cell/>
          <table:table-cell table:style-name="ce2" table:formula="of:=[.R15]-[.R14]" office:value-type="float" office:value="0.4" calcext:value-type="float">
            <text:p>0.4</text:p>
          </table:table-cell>
          <table:table-cell table:formula="of:=COMBIN(2;2)*COMBIN((5-2); ([.M15]-2))/COMBIN(5;[.M15])" office:value-type="float" office:value="1" calcext:value-type="float">
            <text:p>1</text:p>
          </table:table-cell>
          <table:table-cell table:style-name="ce7" table:formula="of:=[.M15]*[.Q15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COMBIN((100-17); ([.C16]-17))/COMBIN(100;[.C16])" office:value-type="float" office:value="0.0000000000180086347552685" calcext:value-type="float">
            <text:p>1.80086347552685E-11</text:p>
          </table:table-cell>
          <table:table-cell table:formula="of:=[.D16]-[.D15]" office:value-type="float" office:value="0.0000000000102048930279855" calcext:value-type="float">
            <text:p>1.02048930279855E-11</text:p>
          </table:table-cell>
          <table:table-cell table:formula="of:=[.C16]*[.E16]" office:value-type="float" office:value="0.000000000306146790839565" calcext:value-type="float">
            <text:p>3.06146790839565E-10</text:p>
          </table:table-cell>
          <table:table-cell table:number-columns-repeated="8"/>
          <table:table-cell office:value-type="string" calcext:value-type="string">
            <text:p>vraie espérance :</text:p>
          </table:table-cell>
          <table:table-cell/>
          <table:table-cell table:style-name="ce3"/>
          <table:table-cell table:style-name="ce5"/>
          <table:table-cell table:style-name="ce8" table:formula="of:=SUM([.S12:.S15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COMBIN((100-17); ([.C17]-17))/COMBIN(100;[.C17])" office:value-type="float" office:value="0.0000000000398762626723803" calcext:value-type="float">
            <text:p>3.98762626723803E-11</text:p>
          </table:table-cell>
          <table:table-cell table:formula="of:=[.D17]-[.D16]" office:value-type="float" office:value="0.0000000000218676279171118" calcext:value-type="float">
            <text:p>2.18676279171118E-11</text:p>
          </table:table-cell>
          <table:table-cell table:formula="of:=[.C17]*[.E17]" office:value-type="float" office:value="0.000000000677896465430464" calcext:value-type="float">
            <text:p>6.77896465430464E-10</text:p>
          </table:table-cell>
          <table:table-cell table:number-columns-repeated="8"/>
          <table:table-cell table:formula="of:=3.9843" office:value-type="float" office:value="3.9843" calcext:value-type="float">
            <text:p>3.98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COMBIN((100-17); ([.C18]-17))/COMBIN(100;[.C18])" office:value-type="float" office:value="0.0000000000850693603677446" calcext:value-type="float">
            <text:p>8.50693603677446E-11</text:p>
          </table:table-cell>
          <table:table-cell table:formula="of:=[.D18]-[.D17]" office:value-type="float" office:value="0.0000000000451930976953643" calcext:value-type="float">
            <text:p>4.51930976953643E-11</text:p>
          </table:table-cell>
          <table:table-cell table:formula="of:=[.C18]*[.E18]" office:value-type="float" office:value="0.00000000144617912625166" calcext:value-type="float">
            <text:p>1.44617912625166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COMBIN((100-17); ([.C19]-17))/COMBIN(100;[.C19])" office:value-type="float" office:value="0.000000000175455555758473" calcext:value-type="float">
            <text:p>1.75455555758473E-10</text:p>
          </table:table-cell>
          <table:table-cell table:formula="of:=[.D19]-[.D18]" office:value-type="float" office:value="0.0000000000903861953907286" calcext:value-type="float">
            <text:p>9.03861953907286E-11</text:p>
          </table:table-cell>
          <table:table-cell table:formula="of:=[.C19]*[.E19]" office:value-type="float" office:value="0.00000000298274444789404" calcext:value-type="float">
            <text:p>2.98274444789404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COMBIN((100-17); ([.C20]-17))/COMBIN(100;[.C20])" office:value-type="float" office:value="0.000000000350911111516946" calcext:value-type="float">
            <text:p>3.50911111516946E-10</text:p>
          </table:table-cell>
          <table:table-cell table:formula="of:=[.D20]-[.D19]" office:value-type="float" office:value="0.000000000175455555758473" calcext:value-type="float">
            <text:p>1.75455555758473E-10</text:p>
          </table:table-cell>
          <table:table-cell table:formula="of:=[.C20]*[.E20]" office:value-type="float" office:value="0.00000000596548889578808" calcext:value-type="float">
            <text:p>5.96548889578808E-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COMBIN((100-17); ([.C21]-17))/COMBIN(100;[.C21])" office:value-type="float" office:value="0.000000000682327161282951" calcext:value-type="float">
            <text:p>6.82327161282951E-10</text:p>
          </table:table-cell>
          <table:table-cell table:formula="of:=[.D21]-[.D20]" office:value-type="float" office:value="0.000000000331416049766005" calcext:value-type="float">
            <text:p>3.31416049766005E-10</text:p>
          </table:table-cell>
          <table:table-cell table:formula="of:=[.C21]*[.E21]" office:value-type="float" office:value="0.0000000115995617418102" calcext:value-type="float">
            <text:p>1.15995617418102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COMBIN((100-17); ([.C22]-17))/COMBIN(100;[.C22])" office:value-type="float" office:value="0.00000000129283041085191" calcext:value-type="float">
            <text:p>1.29283041085191E-09</text:p>
          </table:table-cell>
          <table:table-cell table:formula="of:=[.D22]-[.D21]" office:value-type="float" office:value="0.000000000610503249568957" calcext:value-type="float">
            <text:p>6.10503249568957E-10</text:p>
          </table:table-cell>
          <table:table-cell table:formula="of:=[.C22]*[.E22]" office:value-type="float" office:value="0.0000000219781169844824" calcext:value-type="float">
            <text:p>2.19781169844824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COMBIN((100-17); ([.C23]-17))/COMBIN(100;[.C23])" office:value-type="float" office:value="0.00000000239173626007603" calcext:value-type="float">
            <text:p>2.39173626007603E-09</text:p>
          </table:table-cell>
          <table:table-cell table:formula="of:=[.D23]-[.D22]" office:value-type="float" office:value="0.00000000109890584922412" calcext:value-type="float">
            <text:p>1.09890584922412E-09</text:p>
          </table:table-cell>
          <table:table-cell table:formula="of:=[.C23]*[.E23]" office:value-type="float" office:value="0.0000000406595164212925" calcext:value-type="float">
            <text:p>4.06595164212925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COMBIN((100-17); ([.C24]-17))/COMBIN(100;[.C24])" office:value-type="float" office:value="0.000000004327903708709" calcext:value-type="float">
            <text:p>4.327903708709E-09</text:p>
          </table:table-cell>
          <table:table-cell table:formula="of:=[.D24]-[.D23]" office:value-type="float" office:value="0.00000000193616744863298" calcext:value-type="float">
            <text:p>1.93616744863298E-09</text:p>
          </table:table-cell>
          <table:table-cell table:formula="of:=[.C24]*[.E24]" office:value-type="float" office:value="0.0000000735743630480531" calcext:value-type="float">
            <text:p>7.35743630480531E-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COMBIN((100-17); ([.C25]-17))/COMBIN(100;[.C25])" office:value-type="float" office:value="0.00000000767219293816597" calcext:value-type="float">
            <text:p>7.67219293816597E-09</text:p>
          </table:table-cell>
          <table:table-cell table:formula="of:=[.D25]-[.D24]" office:value-type="float" office:value="0.00000000334428922945696" calcext:value-type="float">
            <text:p>3.34428922945696E-09</text:p>
          </table:table-cell>
          <table:table-cell table:formula="of:=[.C25]*[.E25]" office:value-type="float" office:value="0.000000130427279948821" calcext:value-type="float">
            <text:p>1.30427279948821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COMBIN((100-17); ([.C26]-17))/COMBIN(100;[.C26])" office:value-type="float" office:value="0.0000000133429442402886" calcext:value-type="float">
            <text:p>1.33429442402886E-08</text:p>
          </table:table-cell>
          <table:table-cell table:formula="of:=[.D26]-[.D25]" office:value-type="float" office:value="0.00000000567075130212266" calcext:value-type="float">
            <text:p>5.67075130212266E-09</text:p>
          </table:table-cell>
          <table:table-cell table:formula="of:=[.C26]*[.E26]" office:value-type="float" office:value="0.000000226830052084906" calcext:value-type="float">
            <text:p>2.26830052084906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COMBIN((100-17); ([.C27]-17))/COMBIN(100;[.C27])" office:value-type="float" office:value="0.0000000227941964104931" calcext:value-type="float">
            <text:p>2.27941964104931E-08</text:p>
          </table:table-cell>
          <table:table-cell table:formula="of:=[.D27]-[.D26]" office:value-type="float" office:value="0.00000000945125217020444" calcext:value-type="float">
            <text:p>9.45125217020444E-09</text:p>
          </table:table-cell>
          <table:table-cell table:formula="of:=[.C27]*[.E27]" office:value-type="float" office:value="0.000000387501338978382" calcext:value-type="float">
            <text:p>3.87501338978382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COMBIN((100-17); ([.C28]-17))/COMBIN(100;[.C28])" office:value-type="float" office:value="0.0000000382942499696284" calcext:value-type="float">
            <text:p>3.82942499696284E-08</text:p>
          </table:table-cell>
          <table:table-cell table:formula="of:=[.D28]-[.D27]" office:value-type="float" office:value="0.0000000155000535591353" calcext:value-type="float">
            <text:p>1.55000535591353E-08</text:p>
          </table:table-cell>
          <table:table-cell table:formula="of:=[.C28]*[.E28]" office:value-type="float" office:value="0.000000651002249483683" calcext:value-type="float">
            <text:p>6.51002249483683E-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COMBIN((100-17); ([.C29]-17))/COMBIN(100;[.C29])" office:value-type="float" office:value="0.0000000633327980266931" calcext:value-type="float">
            <text:p>6.33327980266931E-08</text:p>
          </table:table-cell>
          <table:table-cell table:formula="of:=[.D29]-[.D28]" office:value-type="float" office:value="0.0000000250385480570647" calcext:value-type="float">
            <text:p>2.50385480570647E-08</text:p>
          </table:table-cell>
          <table:table-cell table:formula="of:=[.C29]*[.E29]" office:value-type="float" office:value="0.00000107665756645378" calcext:value-type="float">
            <text:p>1.07665756645378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COMBIN((100-17); ([.C30]-17))/COMBIN(100;[.C30])" office:value-type="float" office:value="0.000000103209004191648" calcext:value-type="float">
            <text:p>1.03209004191648E-07</text:p>
          </table:table-cell>
          <table:table-cell table:formula="of:=[.D30]-[.D29]" office:value-type="float" office:value="0.0000000398762061649548" calcext:value-type="float">
            <text:p>3.98762061649548E-08</text:p>
          </table:table-cell>
          <table:table-cell table:formula="of:=[.C30]*[.E30]" office:value-type="float" office:value="0.00000175455307125801" calcext:value-type="float">
            <text:p>1.75455307125801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COMBIN((100-17); ([.C31]-17))/COMBIN(100;[.C31])" office:value-type="float" office:value="0.000000165871613879434" calcext:value-type="float">
            <text:p>1.65871613879434E-07</text:p>
          </table:table-cell>
          <table:table-cell table:formula="of:=[.D31]-[.D30]" office:value-type="float" office:value="0.0000000626626096877864" calcext:value-type="float">
            <text:p>6.26626096877864E-08</text:p>
          </table:table-cell>
          <table:table-cell table:formula="of:=[.C31]*[.E31]" office:value-type="float" office:value="0.00000281981743595039" calcext:value-type="float">
            <text:p>2.8198174359503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COMBIN((100-17); ([.C32]-17))/COMBIN(100;[.C32])" office:value-type="float" office:value="0.000000263106697877723" calcext:value-type="float">
            <text:p>2.63106697877723E-07</text:p>
          </table:table-cell>
          <table:table-cell table:formula="of:=[.D32]-[.D31]" office:value-type="float" office:value="0.0000000972350839982889" calcext:value-type="float">
            <text:p>9.72350839982889E-08</text:p>
          </table:table-cell>
          <table:table-cell table:formula="of:=[.C32]*[.E32]" office:value-type="float" office:value="0.00000447281386392129" calcext:value-type="float">
            <text:p>4.47281386392129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COMBIN((100-17); ([.C33]-17))/COMBIN(100;[.C33])" office:value-type="float" office:value="0.000000412200493341766" calcext:value-type="float">
            <text:p>4.12200493341766E-07</text:p>
          </table:table-cell>
          <table:table-cell table:formula="of:=[.D33]-[.D32]" office:value-type="float" office:value="0.000000149093795464043" calcext:value-type="float">
            <text:p>1.49093795464043E-07</text:p>
          </table:table-cell>
          <table:table-cell table:formula="of:=[.C33]*[.E33]" office:value-type="float" office:value="0.00000700740838681002" calcext:value-type="float">
            <text:p>7.00740838681002E-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COMBIN((100-17); ([.C34]-17))/COMBIN(100;[.C34])" office:value-type="float" office:value="0.000000638245925174348" calcext:value-type="float">
            <text:p>6.38245925174348E-07</text:p>
          </table:table-cell>
          <table:table-cell table:formula="of:=[.D34]-[.D33]" office:value-type="float" office:value="0.000000226045431832582" calcext:value-type="float">
            <text:p>2.26045431832582E-07</text:p>
          </table:table-cell>
          <table:table-cell table:formula="of:=[.C34]*[.E34]" office:value-type="float" office:value="0.0000108501807279639" calcext:value-type="float">
            <text:p>1.08501807279639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COMBIN((100-17); ([.C35]-17))/COMBIN(100;[.C35])" office:value-type="float" office:value="0.00000097731407292322" calcext:value-type="float">
            <text:p>9.7731407292322E-07</text:p>
          </table:table-cell>
          <table:table-cell table:formula="of:=[.D35]-[.D34]" office:value-type="float" office:value="0.000000339068147748872" calcext:value-type="float">
            <text:p>3.39068147748872E-07</text:p>
          </table:table-cell>
          <table:table-cell table:formula="of:=[.C35]*[.E35]" office:value-type="float" office:value="0.0000166143392396947" calcext:value-type="float">
            <text:p>1.66143392396947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COMBIN((100-17); ([.C36]-17))/COMBIN(100;[.C36])" office:value-type="float" office:value="0.00000148077889836852" calcext:value-type="float">
            <text:p>1.48077889836852E-06</text:p>
          </table:table-cell>
          <table:table-cell table:formula="of:=[.D36]-[.D35]" office:value-type="float" office:value="0.000000503464825445296" calcext:value-type="float">
            <text:p>5.03464825445296E-07</text:p>
          </table:table-cell>
          <table:table-cell table:formula="of:=[.C36]*[.E36]" office:value-type="float" office:value="0.0000251732412722648" calcext:value-type="float">
            <text:p>2.51732412722648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COMBIN((100-17); ([.C37]-17))/COMBIN(100;[.C37])" office:value-type="float" office:value="0.00000222116834755278" calcext:value-type="float">
            <text:p>2.22116834755278E-06</text:p>
          </table:table-cell>
          <table:table-cell table:formula="of:=[.D37]-[.D36]" office:value-type="float" office:value="0.000000740389449184259" calcext:value-type="float">
            <text:p>7.40389449184259E-07</text:p>
          </table:table-cell>
          <table:table-cell table:formula="of:=[.C37]*[.E37]" office:value-type="float" office:value="0.0000377598619083972" calcext:value-type="float">
            <text:p>3.77598619083972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COMBIN((100-17); ([.C38]-17))/COMBIN(100;[.C38])" office:value-type="float" office:value="0.00000330002154493555" calcext:value-type="float">
            <text:p>3.30002154493555E-06</text:p>
          </table:table-cell>
          <table:table-cell table:formula="of:=[.D38]-[.D37]" office:value-type="float" office:value="0.00000107885319738277" calcext:value-type="float">
            <text:p>1.07885319738277E-06</text:p>
          </table:table-cell>
          <table:table-cell table:formula="of:=[.C38]*[.E38]" office:value-type="float" office:value="0.0000561003662639042" calcext:value-type="float">
            <text:p>5.61003662639042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COMBIN((100-17); ([.C39]-17))/COMBIN(100;[.C39])" office:value-type="float" office:value="0.00000485836505226623" calcext:value-type="float">
            <text:p>4.85836505226623E-06</text:p>
          </table:table-cell>
          <table:table-cell table:formula="of:=[.D39]-[.D38]" office:value-type="float" office:value="0.00000155834350733068" calcext:value-type="float">
            <text:p>1.55834350733068E-06</text:p>
          </table:table-cell>
          <table:table-cell table:formula="of:=[.C39]*[.E39]" office:value-type="float" office:value="0.000082592205888526" calcext:value-type="float">
            <text:p>8.2592205888526E-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COMBIN((100-17); ([.C40]-17))/COMBIN(100;[.C40])" office:value-type="float" office:value="0.00000709058683303719" calcext:value-type="float">
            <text:p>7.09058683303719E-06</text:p>
          </table:table-cell>
          <table:table-cell table:formula="of:=[.D40]-[.D39]" office:value-type="float" office:value="0.00000223222178077096" calcext:value-type="float">
            <text:p>2.23222178077096E-06</text:p>
          </table:table-cell>
          <table:table-cell table:formula="of:=[.C40]*[.E40]" office:value-type="float" office:value="0.000120539976161632" calcext:value-type="float">
            <text:p>0.0001205399761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COMBIN((100-17); ([.C41]-17))/COMBIN(100;[.C41])" office:value-type="float" office:value="0.0000102626914688696" calcext:value-type="float">
            <text:p>1.02626914688696E-05</text:p>
          </table:table-cell>
          <table:table-cell table:formula="of:=[.D41]-[.D40]" office:value-type="float" office:value="0.00000317210463583244" calcext:value-type="float">
            <text:p>3.17210463583244E-06</text:p>
          </table:table-cell>
          <table:table-cell table:formula="of:=[.C41]*[.E41]" office:value-type="float" office:value="0.000174465754970784" calcext:value-type="float">
            <text:p>0.0001744657549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COMBIN((100-17); ([.C42]-17))/COMBIN(100;[.C42])" office:value-type="float" office:value="0.0000147361723655564" calcext:value-type="float">
            <text:p>1.47361723655564E-05</text:p>
          </table:table-cell>
          <table:table-cell table:formula="of:=[.D42]-[.D41]" office:value-type="float" office:value="0.00000447348089668675" calcext:value-type="float">
            <text:p>4.47348089668675E-06</text:p>
          </table:table-cell>
          <table:table-cell table:formula="of:=[.C42]*[.E42]" office:value-type="float" office:value="0.000250514930214458" calcext:value-type="float">
            <text:p>0.0002505149302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s bon…</text:p>
          </table:table-cell>
          <table:table-cell office:value-type="float" office:value="57" calcext:value-type="float">
            <text:p>57</text:p>
          </table:table-cell>
          <table:table-cell table:formula="of:=COMBIN((100-17); ([.C43]-17))/COMBIN(100;[.C43])" office:value-type="float" office:value="0.0000209990456209178" calcext:value-type="float">
            <text:p>2.09990456209178E-05</text:p>
          </table:table-cell>
          <table:table-cell table:formula="of:=[.D43]-[.D42]" office:value-type="float" office:value="0.00000626287325536148" calcext:value-type="float">
            <text:p>6.26287325536148E-06</text:p>
          </table:table-cell>
          <table:table-cell table:formula="of:=[.C43]*[.E43]" office:value-type="float" office:value="0.000356983775555604" calcext:value-type="float">
            <text:p>0.0003569837755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COMBIN((100-17); ([.C44]-17))/COMBIN(100;[.C44])" office:value-type="float" office:value="0.0000297059669759326" calcext:value-type="float">
            <text:p>2.97059669759326E-05</text:p>
          </table:table-cell>
          <table:table-cell table:formula="of:=[.D44]-[.D43]" office:value-type="float" office:value="0.00000870692135501472" calcext:value-type="float">
            <text:p>8.70692135501472E-06</text:p>
          </table:table-cell>
          <table:table-cell table:formula="of:=[.C44]*[.E44]" office:value-type="float" office:value="0.000505001438590854" calcext:value-type="float">
            <text:p>0.0005050014385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COMBIN((100-17); ([.C45]-17))/COMBIN(100;[.C45])" office:value-type="float" office:value="0.0000417298107519052" calcext:value-type="float">
            <text:p>4.17298107519052E-05</text:p>
          </table:table-cell>
          <table:table-cell table:formula="of:=[.D45]-[.D44]" office:value-type="float" office:value="0.0000120238437759727" calcext:value-type="float">
            <text:p>1.20238437759727E-05</text:p>
          </table:table-cell>
          <table:table-cell table:formula="of:=[.C45]*[.E45]" office:value-type="float" office:value="0.000709406782782388" calcext:value-type="float">
            <text:p>0.00070940678278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COMBIN((100-17); ([.C46]-17))/COMBIN(100;[.C46])" office:value-type="float" office:value="0.0000582276429096353" calcext:value-type="float">
            <text:p>5.82276429096353E-05</text:p>
          </table:table-cell>
          <table:table-cell table:formula="of:=[.D46]-[.D45]" office:value-type="float" office:value="0.00001649783215773" calcext:value-type="float">
            <text:p>1.649783215773E-05</text:p>
          </table:table-cell>
          <table:table-cell table:formula="of:=[.C46]*[.E46]" office:value-type="float" office:value="0.000989869929463802" calcext:value-type="float">
            <text:p>0.0009898699294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COMBIN((100-17); ([.C47]-17))/COMBIN(100;[.C47])" office:value-type="float" office:value="0.0000807246867610853" calcext:value-type="float">
            <text:p>8.07246867610853E-05</text:p>
          </table:table-cell>
          <table:table-cell table:formula="of:=[.D47]-[.D46]" office:value-type="float" office:value="0.00002249704385145" calcext:value-type="float">
            <text:p>2.249704385145E-05</text:p>
          </table:table-cell>
          <table:table-cell table:formula="of:=[.C47]*[.E47]" office:value-type="float" office:value="0.00137231967493845" calcext:value-type="float">
            <text:p>0.0013723196749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COMBIN((100-17); ([.C48]-17))/COMBIN(100;[.C48])" office:value-type="float" office:value="0.000111220679537495" calcext:value-type="float">
            <text:p>0.000111220679537</text:p>
          </table:table-cell>
          <table:table-cell table:formula="of:=[.D48]-[.D47]" office:value-type="float" office:value="0.0000304959927764099" calcext:value-type="float">
            <text:p>3.04959927764099E-05</text:p>
          </table:table-cell>
          <table:table-cell table:formula="of:=[.C48]*[.E48]" office:value-type="float" office:value="0.00189075155213741" calcext:value-type="float">
            <text:p>0.0018907515521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COMBIN((100-17); ([.C49]-17))/COMBIN(100;[.C49])" office:value-type="float" office:value="0.000152323974149178" calcext:value-type="float">
            <text:p>0.000152323974149</text:p>
          </table:table-cell>
          <table:table-cell table:formula="of:=[.D49]-[.D48]" office:value-type="float" office:value="0.000041103294611683" calcext:value-type="float">
            <text:p>4.1103294611683E-05</text:p>
          </table:table-cell>
          <table:table-cell table:formula="of:=[.C49]*[.E49]" office:value-type="float" office:value="0.00258950756053603" calcext:value-type="float">
            <text:p>0.0025895075605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COMBIN((100-17); ([.C50]-17))/COMBIN(100;[.C50])" office:value-type="float" office:value="0.000207419879692498" calcext:value-type="float">
            <text:p>0.000207419879692</text:p>
          </table:table-cell>
          <table:table-cell table:formula="of:=[.D50]-[.D49]" office:value-type="float" office:value="0.0000550959055433199" calcext:value-type="float">
            <text:p>5.50959055433199E-05</text:p>
          </table:table-cell>
          <table:table-cell table:formula="of:=[.C50]*[.E50]" office:value-type="float" office:value="0.00352613795477247" calcext:value-type="float">
            <text:p>0.0035261379547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COMBIN((100-17); ([.C51]-17))/COMBIN(100;[.C51])" office:value-type="float" office:value="0.000280881087083591" calcext:value-type="float">
            <text:p>0.000280881087084</text:p>
          </table:table-cell>
          <table:table-cell table:formula="of:=[.D51]-[.D50]" office:value-type="float" office:value="0.000073461207391093" calcext:value-type="float">
            <text:p>7.3461207391093E-05</text:p>
          </table:table-cell>
          <table:table-cell table:formula="of:=[.C51]*[.E51]" office:value-type="float" office:value="0.00477497848042105" calcext:value-type="float">
            <text:p>0.004774978480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COMBIN((100-17); ([.C52]-17))/COMBIN(100;[.C52])" office:value-type="float" office:value="0.000378329627500347" calcext:value-type="float">
            <text:p>0.0003783296275</text:p>
          </table:table-cell>
          <table:table-cell table:formula="of:=[.D52]-[.D51]" office:value-type="float" office:value="0.0000974485404167559" calcext:value-type="float">
            <text:p>9.74485404167559E-05</text:p>
          </table:table-cell>
          <table:table-cell table:formula="of:=[.C52]*[.E52]" office:value-type="float" office:value="0.00643160366750589" calcext:value-type="float">
            <text:p>0.0064316036675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COMBIN((100-17); ([.C53]-17))/COMBIN(100;[.C53])" office:value-type="float" office:value="0.000506961700850465" calcext:value-type="float">
            <text:p>0.00050696170085</text:p>
          </table:table-cell>
          <table:table-cell table:formula="of:=[.D53]-[.D52]" office:value-type="float" office:value="0.000128632073350118" calcext:value-type="float">
            <text:p>0.00012863207335</text:p>
          </table:table-cell>
          <table:table-cell table:formula="of:=[.C53]*[.E53]" office:value-type="float" office:value="0.00861834891445792" calcext:value-type="float">
            <text:p>0.0086183489144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COMBIN((100-17); ([.C54]-17))/COMBIN(100;[.C54])" office:value-type="float" office:value="0.000675948934467287" calcext:value-type="float">
            <text:p>0.000675948934467</text:p>
          </table:table-cell>
          <table:table-cell table:formula="of:=[.D54]-[.D53]" office:value-type="float" office:value="0.000168987233616822" calcext:value-type="float">
            <text:p>0.000168987233617</text:p>
          </table:table-cell>
          <table:table-cell table:formula="of:=[.C54]*[.E54]" office:value-type="float" office:value="0.0114911318859439" calcext:value-type="float">
            <text:p>0.0114911318859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COMBIN((100-17); ([.C55]-17))/COMBIN(100;[.C55])" office:value-type="float" office:value="0.000896932239966208" calcext:value-type="float">
            <text:p>0.000896932239966</text:p>
          </table:table-cell>
          <table:table-cell table:formula="of:=[.D55]-[.D54]" office:value-type="float" office:value="0.000220983305498921" calcext:value-type="float">
            <text:p>0.000220983305499</text:p>
          </table:table-cell>
          <table:table-cell table:formula="of:=[.C55]*[.E55]" office:value-type="float" office:value="0.0152478480794256" calcext:value-type="float">
            <text:p>0.0152478480794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COMBIN((100-17); ([.C56]-17))/COMBIN(100;[.C56])" office:value-type="float" office:value="0.00118462748674782" calcext:value-type="float">
            <text:p>0.001184627486748</text:p>
          </table:table-cell>
          <table:table-cell table:formula="of:=[.D56]-[.D55]" office:value-type="float" office:value="0.000287695246781613" calcext:value-type="float">
            <text:p>0.000287695246782</text:p>
          </table:table-cell>
          <table:table-cell table:formula="of:=[.C56]*[.E56]" office:value-type="float" office:value="0.0201386672747129" calcext:value-type="float">
            <text:p>0.0201386672747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COMBIN((100-17); ([.C57]-17))/COMBIN(100;[.C57])" office:value-type="float" office:value="0.00155756576961288" calcext:value-type="float">
            <text:p>0.001557565769613</text:p>
          </table:table-cell>
          <table:table-cell table:formula="of:=[.D57]-[.D56]" office:value-type="float" office:value="0.000372938282865056" calcext:value-type="float">
            <text:p>0.000372938282865</text:p>
          </table:table-cell>
          <table:table-cell table:formula="of:=[.C57]*[.E57]" office:value-type="float" office:value="0.026478618083419" calcext:value-type="float">
            <text:p>0.0264786180834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COMBIN((100-17); ([.C58]-17))/COMBIN(100;[.C58])" office:value-type="float" office:value="0.0020389951893114" calcext:value-type="float">
            <text:p>0.002038995189311</text:p>
          </table:table-cell>
          <table:table-cell table:formula="of:=[.D58]-[.D57]" office:value-type="float" office:value="0.000481429419698526" calcext:value-type="float">
            <text:p>0.000481429419699</text:p>
          </table:table-cell>
          <table:table-cell table:formula="of:=[.C58]*[.E58]" office:value-type="float" office:value="0.0346629182182939" calcext:value-type="float">
            <text:p>0.03466291821829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COMBIN((100-17); ([.C59]-17))/COMBIN(100;[.C59])" office:value-type="float" office:value="0.00265797587178094" calcext:value-type="float">
            <text:p>0.002657975871781</text:p>
          </table:table-cell>
          <table:table-cell table:formula="of:=[.D59]-[.D58]" office:value-type="float" office:value="0.000618980682469532" calcext:value-type="float">
            <text:p>0.00061898068247</text:p>
          </table:table-cell>
          <table:table-cell table:formula="of:=[.C59]*[.E59]" office:value-type="float" office:value="0.0451855898202758" calcext:value-type="float">
            <text:p>0.04518558982027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COMBIN((100-17); ([.C60]-17))/COMBIN(100;[.C60])" office:value-type="float" office:value="0.00345070551775069" calcext:value-type="float">
            <text:p>0.003450705517751</text:p>
          </table:table-cell>
          <table:table-cell table:formula="of:=[.D60]-[.D59]" office:value-type="float" office:value="0.000792729645969751" calcext:value-type="float">
            <text:p>0.00079272964597</text:p>
          </table:table-cell>
          <table:table-cell table:formula="of:=[.C60]*[.E60]" office:value-type="float" office:value="0.0586619938017616" calcext:value-type="float">
            <text:p>0.0586619938017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COMBIN((100-17); ([.C61]-17))/COMBIN(100;[.C61])" office:value-type="float" office:value="0.00446211920398795" calcext:value-type="float">
            <text:p>0.004462119203988</text:p>
          </table:table-cell>
          <table:table-cell table:formula="of:=[.D61]-[.D60]" office:value-type="float" office:value="0.00101141368623727" calcext:value-type="float">
            <text:p>0.001011413686237</text:p>
          </table:table-cell>
          <table:table-cell table:formula="of:=[.C61]*[.E61]" office:value-type="float" office:value="0.075856026467795" calcext:value-type="float">
            <text:p>0.07585602646779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COMBIN((100-17); ([.C62]-17))/COMBIN(100;[.C62])" office:value-type="float" office:value="0.00574781456784889" calcext:value-type="float">
            <text:p>0.005747814567849</text:p>
          </table:table-cell>
          <table:table-cell table:formula="of:=[.D62]-[.D61]" office:value-type="float" office:value="0.00128569536386094" calcext:value-type="float">
            <text:p>0.001285695363861</text:p>
          </table:table-cell>
          <table:table-cell table:formula="of:=[.C62]*[.E62]" office:value-type="float" office:value="0.0977128476534315" calcext:value-type="float">
            <text:p>0.0977128476534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COMBIN((100-17); ([.C63]-17))/COMBIN(100;[.C63])" office:value-type="float" office:value="0.00737636202873942" calcext:value-type="float">
            <text:p>0.007376362028739</text:p>
          </table:table-cell>
          <table:table-cell table:formula="of:=[.D63]-[.D62]" office:value-type="float" office:value="0.00162854746089053" calcext:value-type="float">
            <text:p>0.001628547460891</text:p>
          </table:table-cell>
          <table:table-cell table:formula="of:=[.C63]*[.E63]" office:value-type="float" office:value="0.125398154488571" calcext:value-type="float">
            <text:p>0.1253981544885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COMBIN((100-17); ([.C64]-17))/COMBIN(100;[.C64])" office:value-type="float" office:value="0.0094320694793717" calcext:value-type="float">
            <text:p>0.009432069479372</text:p>
          </table:table-cell>
          <table:table-cell table:formula="of:=[.D64]-[.D63]" office:value-type="float" office:value="0.00205570745063228" calcext:value-type="float">
            <text:p>0.002055707450632</text:p>
          </table:table-cell>
          <table:table-cell table:formula="of:=[.C64]*[.E64]" office:value-type="float" office:value="0.160345181149318" calcext:value-type="float">
            <text:p>0.1603451811493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COMBIN((100-17); ([.C65]-17))/COMBIN(100;[.C65])" office:value-type="float" office:value="0.0120182820785543" calcext:value-type="float">
            <text:p>0.012018282078554</text:p>
          </table:table-cell>
          <table:table-cell table:formula="of:=[.D65]-[.D64]" office:value-type="float" office:value="0.00258621259918256" calcext:value-type="float">
            <text:p>0.002586212599183</text:p>
          </table:table-cell>
          <table:table-cell table:formula="of:=[.C65]*[.E65]" office:value-type="float" office:value="0.204310795335422" calcext:value-type="float">
            <text:p>0.2043107953354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COMBIN((100-17); ([.C66]-17))/COMBIN(100;[.C66])" office:value-type="float" office:value="0.0152613105759419" calcext:value-type="float">
            <text:p>0.015261310575942</text:p>
          </table:table-cell>
          <table:table-cell table:formula="of:=[.D66]-[.D65]" office:value-type="float" office:value="0.00324302849738769" calcext:value-type="float">
            <text:p>0.003243028497388</text:p>
          </table:table-cell>
          <table:table-cell table:formula="of:=[.C66]*[.E66]" office:value-type="float" office:value="0.259442279791015" calcext:value-type="float">
            <text:p>0.2594422797910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COMBIN((100-17); ([.C67]-17))/COMBIN(100;[.C67])" office:value-type="float" office:value="0.0193150961976765" calcext:value-type="float">
            <text:p>0.019315096197677</text:p>
          </table:table-cell>
          <table:table-cell table:formula="of:=[.D67]-[.D66]" office:value-type="float" office:value="0.0040537856217346" calcext:value-type="float">
            <text:p>0.004053785621735</text:p>
          </table:table-cell>
          <table:table-cell table:formula="of:=[.C67]*[.E67]" office:value-type="float" office:value="0.328356635360503" calcext:value-type="float">
            <text:p>0.3283566353605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COMBIN((100-17); ([.C68]-17))/COMBIN(100;[.C68])" office:value-type="float" office:value="0.0243667367416842" calcext:value-type="float">
            <text:p>0.024366736741684</text:p>
          </table:table-cell>
          <table:table-cell table:formula="of:=[.D68]-[.D67]" office:value-type="float" office:value="0.00505164054400766" calcext:value-type="float">
            <text:p>0.005051640544008</text:p>
          </table:table-cell>
          <table:table-cell table:formula="of:=[.C68]*[.E68]" office:value-type="float" office:value="0.414234524608628" calcext:value-type="float">
            <text:p>0.4142345246086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COMBIN((100-17); ([.C69]-17))/COMBIN(100;[.C69])" office:value-type="float" office:value="0.0306430174175725" calcext:value-type="float">
            <text:p>0.030643017417573</text:p>
          </table:table-cell>
          <table:table-cell table:formula="of:=[.D69]-[.D68]" office:value-type="float" office:value="0.00627628067588833" calcext:value-type="float">
            <text:p>0.006276280675888</text:p>
          </table:table-cell>
          <table:table-cell table:formula="of:=[.C69]*[.E69]" office:value-type="float" office:value="0.520931296098731" calcext:value-type="float">
            <text:p>0.5209312960987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COMBIN((100-17); ([.C70]-17))/COMBIN(100;[.C70])" office:value-type="float" office:value="0.0384181113891954" calcext:value-type="float">
            <text:p>0.038418111389196</text:p>
          </table:table-cell>
          <table:table-cell table:formula="of:=[.D70]-[.D69]" office:value-type="float" office:value="0.00777509397162288" calcext:value-type="float">
            <text:p>0.007775093971623</text:p>
          </table:table-cell>
          <table:table-cell table:formula="of:=[.C70]*[.E70]" office:value-type="float" office:value="0.653107893616322" calcext:value-type="float">
            <text:p>0.6531078936163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COMBIN((100-17); ([.C71]-17))/COMBIN(100;[.C71])" office:value-type="float" office:value="0.0480226392364943" calcext:value-type="float">
            <text:p>0.048022639236494</text:p>
          </table:table-cell>
          <table:table-cell table:formula="of:=[.D71]-[.D70]" office:value-type="float" office:value="0.00960452784729893" calcext:value-type="float">
            <text:p>0.009604527847299</text:p>
          </table:table-cell>
          <table:table-cell table:formula="of:=[.C71]*[.E71]" office:value-type="float" office:value="0.816384867020409" calcext:value-type="float">
            <text:p>0.8163848670204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COMBIN((100-17); ([.C72]-17))/COMBIN(100;[.C72])" office:value-type="float" office:value="0.0598543039759205" calcext:value-type="float">
            <text:p>0.059854303975921</text:p>
          </table:table-cell>
          <table:table-cell table:formula="of:=[.D72]-[.D71]" office:value-type="float" office:value="0.0118316647394261" calcext:value-type="float">
            <text:p>0.011831664739426</text:p>
          </table:table-cell>
          <table:table-cell table:formula="of:=[.C72]*[.E72]" office:value-type="float" office:value="1.01752316759065" calcext:value-type="float">
            <text:p>1.017523167590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COMBIN((100-17); ([.C73]-17))/COMBIN(100;[.C73])" office:value-type="float" office:value="0.0743903492272155" calcext:value-type="float">
            <text:p>0.074390349227216</text:p>
          </table:table-cell>
          <table:table-cell table:formula="of:=[.D73]-[.D72]" office:value-type="float" office:value="0.014536045251295" calcext:value-type="float">
            <text:p>0.014536045251295</text:p>
          </table:table-cell>
          <table:table-cell table:formula="of:=[.C73]*[.E73]" office:value-type="float" office:value="1.26463593686266" calcext:value-type="float">
            <text:p>1.264635936862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COMBIN((100-17); ([.C74]-17))/COMBIN(100;[.C74])" office:value-type="float" office:value="0.0922021229858444" calcext:value-type="float">
            <text:p>0.092202122985845</text:p>
          </table:table-cell>
          <table:table-cell table:formula="of:=[.D74]-[.D73]" office:value-type="float" office:value="0.017811773758629" calcext:value-type="float">
            <text:p>0.017811773758629</text:p>
          </table:table-cell>
          <table:table-cell table:formula="of:=[.C74]*[.E74]" office:value-type="float" office:value="1.56743609075935" calcext:value-type="float">
            <text:p>1.567436090759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COMBIN((100-17); ([.C75]-17))/COMBIN(100;[.C75])" office:value-type="float" office:value="0.113972068690836" calcext:value-type="float">
            <text:p>0.113972068690836</text:p>
          </table:table-cell>
          <table:table-cell table:formula="of:=[.D75]-[.D74]" office:value-type="float" office:value="0.0217699457049911" calcext:value-type="float">
            <text:p>0.021769945704991</text:p>
          </table:table-cell>
          <table:table-cell table:formula="of:=[.C75]*[.E75]" office:value-type="float" office:value="1.93752516774421" calcext:value-type="float">
            <text:p>1.937525167744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COMBIN((100-17); ([.C76]-17))/COMBIN(100;[.C76])" office:value-type="float" office:value="0.140513509344866" calcext:value-type="float">
            <text:p>0.140513509344866</text:p>
          </table:table-cell>
          <table:table-cell table:formula="of:=[.D76]-[.D75]" office:value-type="float" office:value="0.0265414406540302" calcext:value-type="float">
            <text:p>0.02654144065403</text:p>
          </table:table-cell>
          <table:table-cell table:formula="of:=[.C76]*[.E76]" office:value-type="float" office:value="2.38872965886272" calcext:value-type="float">
            <text:p>2.3887296588627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COMBIN((100-17); ([.C77]-17))/COMBIN(100;[.C77])" office:value-type="float" office:value="0.172793639870038" calcext:value-type="float">
            <text:p>0.172793639870038</text:p>
          </table:table-cell>
          <table:table-cell table:formula="of:=[.D77]-[.D76]" office:value-type="float" office:value="0.0322801305251718" calcext:value-type="float">
            <text:p>0.032280130525172</text:p>
          </table:table-cell>
          <table:table-cell table:formula="of:=[.C77]*[.E77]" office:value-type="float" office:value="2.93749187779063" calcext:value-type="float">
            <text:p>2.937491877790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COMBIN((100-17); ([.C78]-17))/COMBIN(100;[.C78])" office:value-type="float" office:value="0.211960198240579" calcext:value-type="float">
            <text:p>0.211960198240579</text:p>
          </table:table-cell>
          <table:table-cell table:formula="of:=[.D78]-[.D77]" office:value-type="float" office:value="0.0391665583705419" calcext:value-type="float">
            <text:p>0.039166558370542</text:p>
          </table:table-cell>
          <table:table-cell table:formula="of:=[.C78]*[.E78]" office:value-type="float" office:value="3.60332337008985" calcext:value-type="float">
            <text:p>3.6033233700898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COMBIN((100-17); ([.C79]-17))/COMBIN(100;[.C79])" office:value-type="float" office:value="0.259372347847025" calcext:value-type="float">
            <text:p>0.259372347847025</text:p>
          </table:table-cell>
          <table:table-cell table:formula="of:=[.D79]-[.D78]" office:value-type="float" office:value="0.0474121496064453" calcext:value-type="float">
            <text:p>0.047412149606445</text:p>
          </table:table-cell>
          <table:table-cell table:formula="of:=[.C79]*[.E79]" office:value-type="float" office:value="4.40932991339942" calcext:value-type="float">
            <text:p>4.409329913399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COMBIN((100-17); ([.C80]-17))/COMBIN(100;[.C80])" office:value-type="float" office:value="0.316636372696368" calcext:value-type="float">
            <text:p>0.316636372696368</text:p>
          </table:table-cell>
          <table:table-cell table:formula="of:=[.D80]-[.D79]" office:value-type="float" office:value="0.0572640248493435" calcext:value-type="float">
            <text:p>0.057264024849344</text:p>
          </table:table-cell>
          <table:table-cell table:formula="of:=[.C80]*[.E80]" office:value-type="float" office:value="5.38281833583828" calcext:value-type="float">
            <text:p>5.382818335838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COMBIN((100-17); ([.C81]-17))/COMBIN(100;[.C81])" office:value-type="float" office:value="0.385646864181474" calcext:value-type="float">
            <text:p>0.385646864181474</text:p>
          </table:table-cell>
          <table:table-cell table:formula="of:=[.D81]-[.D80]" office:value-type="float" office:value="0.0690104914851058" calcext:value-type="float">
            <text:p>0.069010491485106</text:p>
          </table:table-cell>
          <table:table-cell table:formula="of:=[.C81]*[.E81]" office:value-type="float" office:value="6.55599669108505" calcext:value-type="float">
            <text:p>6.555996691085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COMBIN((100-17); ([.C82]-17))/COMBIN(100;[.C82])" office:value-type="float" office:value="0.468634164068626" calcext:value-type="float">
            <text:p>0.468634164068626</text:p>
          </table:table-cell>
          <table:table-cell table:formula="of:=[.D82]-[.D81]" office:value-type="float" office:value="0.0829872998871522" calcext:value-type="float">
            <text:p>0.082987299887152</text:p>
          </table:table-cell>
          <table:table-cell table:formula="of:=[.C82]*[.E82]" office:value-type="float" office:value="7.96678078916661" calcext:value-type="float">
            <text:p>7.966780789166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COMBIN((100-17); ([.C83]-17))/COMBIN(100;[.C83])" office:value-type="float" office:value="0.568218923933209" calcext:value-type="float">
            <text:p>0.568218923933209</text:p>
          </table:table-cell>
          <table:table-cell table:formula="of:=[.D83]-[.D82]" office:value-type="float" office:value="0.0995847598645824" calcext:value-type="float">
            <text:p>0.099584759864583</text:p>
          </table:table-cell>
          <table:table-cell table:formula="of:=[.C83]*[.E83]" office:value-type="float" office:value="9.6597217068645" calcext:value-type="float">
            <text:p>9.65972170686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COMBIN((100-17); ([.C84]-17))/COMBIN(100;[.C84])" office:value-type="float" office:value="0.687474747474748" calcext:value-type="float">
            <text:p>0.687474747474748</text:p>
          </table:table-cell>
          <table:table-cell table:formula="of:=[.D84]-[.D83]" office:value-type="float" office:value="0.11925582354154" calcext:value-type="float">
            <text:p>0.11925582354154</text:p>
          </table:table-cell>
          <table:table-cell table:formula="of:=[.C84]*[.E84]" office:value-type="float" office:value="11.6870707070709" calcext:value-type="float">
            <text:p>11.68707070707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COMBIN((100-17); ([.C85]-17))/COMBIN(100;[.C85])" office:value-type="float" office:value="0.83" calcext:value-type="float">
            <text:p>0.83</text:p>
          </table:table-cell>
          <table:table-cell table:formula="of:=[.D85]-[.D84]" office:value-type="float" office:value="0.142525252525252" calcext:value-type="float">
            <text:p>0.142525252525252</text:p>
          </table:table-cell>
          <table:table-cell table:formula="of:=[.C85]*[.E85]" office:value-type="float" office:value="14.11" calcext:value-type="float">
            <text:p>14.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COMBIN((100-17); ([.C86]-17))/COMBIN(100;[.C86])" office:value-type="float" office:value="1" calcext:value-type="float">
            <text:p>1</text:p>
          </table:table-cell>
          <table:table-cell table:formula="of:=[.D86]-[.D85]" office:value-type="float" office:value="0.17" calcext:value-type="float">
            <text:p>0.17</text:p>
          </table:table-cell>
          <table:table-cell table:formula="of:=[.C86]*[.E86]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F3:.F86])" office:value-type="float" office:value="95.3888888888889" calcext:value-type="float">
            <text:p>95.388888888888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0:08:48.824320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34:46.165136754</meta:creation-date>
    <meta:generator>LibreOffice/6.0.7.3$Linux_X86_64 LibreOffice_project/00m0$Build-3</meta:generator>
    <dc:date>2020-03-13T10:37:37.003753901</dc:date>
    <meta:editing-duration>PT1H22M59S</meta:editing-duration>
    <meta:editing-cycles>19</meta:editing-cycles>
    <meta:document-statistic meta:table-count="1" meta:cell-count="3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'Latin Modern Math'" style:font-style-name="Italic" fo:font-size="9pt" fo:font-style="italic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6cm" svg:height="11.397cm" xlink:href=".." xlink:type="simple" chart:class="chart:line" chart:style-name="ch1">
        <chart:plot-area chart:style-name="ch2" table:cell-range-address="Sheet1.C2:Sheet1.E86" chart:data-source-has-labels="both" svg:x="1.347cm" svg:y="1.178cm" svg:width="18.483cm" svg:height="8.898cm">
          <chartooo:coordinate-region svg:x="2.074cm" svg:y="1.377cm" svg:width="17.756cm" svg:height="7.907cm"/>
          <chart:axis chart:dimension="x" chart:name="primary-x" chart:style-name="ch3" chartooo:axis-type="auto">
            <chartooo:date-scale/>
            <chart:title svg:x="19.984cm" svg:y="9.535cm" chart:style-name="ch4">
              <text:p>k</text:p>
            </chart:title>
            <chart:categories table:cell-range-address="Sheet1.C3:Sheet1.C8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3:Sheet1.D86" chart:label-cell-address="Sheet1.D2:Sheet1.D2" chart:class="chart:line">
            <chart:data-point chart:repeated="84"/>
          </chart:series>
          <chart:series chart:style-name="ch8" chart:values-cell-range-address="Sheet1.E3:Sheet1.E86" chart:label-cell-address="Sheet1.E2:Sheet1.E2" chart:class="chart:line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 cumulée</text:p>
                <draw:g>
                  <svg:desc>Sheet1.D2:Sheet1.D2</svg:desc>
                </draw:g>
              </table:table-cell>
              <table:table-cell office:value-type="string">
                <text:p>pro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7">
                <text:p>17</text:p>
                <draw:g>
                  <svg:desc>Sheet1.C3:Sheet1.C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D3:Sheet1.D86</svg:desc>
                </draw:g>
              </table:table-cell>
              <table:table-cell office:value-type="float" office:value="1.50372890040097E-019">
                <text:p>1.50372890040097E-019</text:p>
                <draw:g>
                  <svg:desc>Sheet1.E3:Sheet1.E86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70671202072175E-018">
                <text:p>2.70671202072175E-018</text:p>
              </table:table-cell>
              <table:table-cell office:value-type="float" office:value="2.55633913068165E-018">
                <text:p>2.55633913068165E-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7137641968566E-017">
                <text:p>2.57137641968566E-017</text:p>
              </table:table-cell>
              <table:table-cell office:value-type="float" office:value="2.30070521761348E-017">
                <text:p>2.30070521761348E-0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1425094645711E-016">
                <text:p>1.71425094645711E-016</text:p>
              </table:table-cell>
              <table:table-cell office:value-type="float" office:value="1.45711330448854E-016">
                <text:p>1.45711330448854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9998174688998E-016">
                <text:p>8.9998174688998E-016</text:p>
              </table:table-cell>
              <table:table-cell office:value-type="float" office:value="7.2855665224427E-016">
                <text:p>7.2855665224427E-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95991968631591E-015">
                <text:p>3.95991968631591E-015</text:p>
              </table:table-cell>
              <table:table-cell office:value-type="float" office:value="3.05993793942593E-015">
                <text:p>3.05993793942593E-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000000151796921308777">
                <text:p>0.0000000000000151796921308777</text:p>
              </table:table-cell>
              <table:table-cell office:value-type="float" office:value="0.0000000000000112197724445618">
                <text:p>0.00000000000001121977244456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000000520446587344377">
                <text:p>0.0000000000000520446587344377</text:p>
              </table:table-cell>
              <table:table-cell office:value-type="float" office:value="0.0000000000000368649666035601">
                <text:p>0.00000000000003686496660356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000162639558545118">
                <text:p>0.000000000000162639558545118</text:p>
              </table:table-cell>
              <table:table-cell office:value-type="float" office:value="0.00000000000011059489981068">
                <text:p>0.000000000000110594899810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00000469847613574785">
                <text:p>0.000000000000469847613574785</text:p>
              </table:table-cell>
              <table:table-cell office:value-type="float" office:value="0.000000000000307208055029667">
                <text:p>0.000000000000307208055029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000126858855665192">
                <text:p>0.00000000000126858855665192</text:p>
              </table:table-cell>
              <table:table-cell office:value-type="float" office:value="0.000000000000798740943077135">
                <text:p>0.0000000000007987409430771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000322913450784125">
                <text:p>0.00000000000322913450784125</text:p>
              </table:table-cell>
              <table:table-cell office:value-type="float" office:value="0.00000000000196054595118933">
                <text:p>0.000000000001960545951189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000780374172728302">
                <text:p>0.00000000000780374172728302</text:p>
              </table:table-cell>
              <table:table-cell office:value-type="float" office:value="0.00000000000457460721944177">
                <text:p>0.00000000000457460721944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180086347552685">
                <text:p>0.0000000000180086347552685</text:p>
              </table:table-cell>
              <table:table-cell office:value-type="float" office:value="0.0000000000102048930279855">
                <text:p>0.00000000001020489302798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0398762626723803">
                <text:p>0.0000000000398762626723803</text:p>
              </table:table-cell>
              <table:table-cell office:value-type="float" office:value="0.0000000000218676279171118">
                <text:p>0.00000000002186762791711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00850693603677446">
                <text:p>0.0000000000850693603677446</text:p>
              </table:table-cell>
              <table:table-cell office:value-type="float" office:value="0.0000000000451930976953643">
                <text:p>0.00000000004519309769536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0175455555758473">
                <text:p>0.000000000175455555758473</text:p>
              </table:table-cell>
              <table:table-cell office:value-type="float" office:value="0.0000000000903861953907286">
                <text:p>0.00000000009038619539072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0350911111516946">
                <text:p>0.000000000350911111516946</text:p>
              </table:table-cell>
              <table:table-cell office:value-type="float" office:value="0.000000000175455555758473">
                <text:p>0.0000000001754555557584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00682327161282951">
                <text:p>0.000000000682327161282951</text:p>
              </table:table-cell>
              <table:table-cell office:value-type="float" office:value="0.000000000331416049766005">
                <text:p>0.0000000003314160497660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0129283041085191">
                <text:p>0.00000000129283041085191</text:p>
              </table:table-cell>
              <table:table-cell office:value-type="float" office:value="0.000000000610503249568957">
                <text:p>0.00000000061050324956895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0239173626007603">
                <text:p>0.00000000239173626007603</text:p>
              </table:table-cell>
              <table:table-cell office:value-type="float" office:value="0.00000000109890584922412">
                <text:p>0.000000001098905849224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04327903708709">
                <text:p>0.000000004327903708709</text:p>
              </table:table-cell>
              <table:table-cell office:value-type="float" office:value="0.00000000193616744863298">
                <text:p>0.000000001936167448632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0767219293816597">
                <text:p>0.00000000767219293816597</text:p>
              </table:table-cell>
              <table:table-cell office:value-type="float" office:value="0.00000000334428922945696">
                <text:p>0.000000003344289229456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133429442402886">
                <text:p>0.0000000133429442402886</text:p>
              </table:table-cell>
              <table:table-cell office:value-type="float" office:value="0.00000000567075130212266">
                <text:p>0.00000000567075130212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227941964104931">
                <text:p>0.0000000227941964104931</text:p>
              </table:table-cell>
              <table:table-cell office:value-type="float" office:value="0.00000000945125217020444">
                <text:p>0.000000009451252170204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382942499696284">
                <text:p>0.0000000382942499696284</text:p>
              </table:table-cell>
              <table:table-cell office:value-type="float" office:value="0.0000000155000535591353">
                <text:p>0.00000001550005355913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633327980266931">
                <text:p>0.0000000633327980266931</text:p>
              </table:table-cell>
              <table:table-cell office:value-type="float" office:value="0.0000000250385480570647">
                <text:p>0.00000002503854805706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103209004191648">
                <text:p>0.000000103209004191648</text:p>
              </table:table-cell>
              <table:table-cell office:value-type="float" office:value="0.0000000398762061649548">
                <text:p>0.00000003987620616495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165871613879434">
                <text:p>0.000000165871613879434</text:p>
              </table:table-cell>
              <table:table-cell office:value-type="float" office:value="0.0000000626626096877864">
                <text:p>0.00000006266260968778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263106697877723">
                <text:p>0.000000263106697877723</text:p>
              </table:table-cell>
              <table:table-cell office:value-type="float" office:value="0.0000000972350839982889">
                <text:p>0.00000009723508399828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412200493341766">
                <text:p>0.000000412200493341766</text:p>
              </table:table-cell>
              <table:table-cell office:value-type="float" office:value="0.000000149093795464043">
                <text:p>0.0000001490937954640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638245925174348">
                <text:p>0.000000638245925174348</text:p>
              </table:table-cell>
              <table:table-cell office:value-type="float" office:value="0.000000226045431832582">
                <text:p>0.0000002260454318325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97731407292322">
                <text:p>0.00000097731407292322</text:p>
              </table:table-cell>
              <table:table-cell office:value-type="float" office:value="0.000000339068147748872">
                <text:p>0.0000003390681477488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48077889836852">
                <text:p>0.00000148077889836852</text:p>
              </table:table-cell>
              <table:table-cell office:value-type="float" office:value="0.000000503464825445296">
                <text:p>0.00000050346482544529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222116834755278">
                <text:p>0.00000222116834755278</text:p>
              </table:table-cell>
              <table:table-cell office:value-type="float" office:value="0.000000740389449184259">
                <text:p>0.0000007403894491842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330002154493555">
                <text:p>0.00000330002154493555</text:p>
              </table:table-cell>
              <table:table-cell office:value-type="float" office:value="0.00000107885319738277">
                <text:p>0.000001078853197382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485836505226623">
                <text:p>0.00000485836505226623</text:p>
              </table:table-cell>
              <table:table-cell office:value-type="float" office:value="0.00000155834350733068">
                <text:p>0.000001558343507330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709058683303719">
                <text:p>0.00000709058683303719</text:p>
              </table:table-cell>
              <table:table-cell office:value-type="float" office:value="0.00000223222178077096">
                <text:p>0.000002232221780770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102626914688696">
                <text:p>0.0000102626914688696</text:p>
              </table:table-cell>
              <table:table-cell office:value-type="float" office:value="0.00000317210463583244">
                <text:p>0.000003172104635832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147361723655564">
                <text:p>0.0000147361723655564</text:p>
              </table:table-cell>
              <table:table-cell office:value-type="float" office:value="0.00000447348089668675">
                <text:p>0.000004473480896686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209990456209178">
                <text:p>0.0000209990456209178</text:p>
              </table:table-cell>
              <table:table-cell office:value-type="float" office:value="0.00000626287325536148">
                <text:p>0.000006262873255361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297059669759326">
                <text:p>0.0000297059669759326</text:p>
              </table:table-cell>
              <table:table-cell office:value-type="float" office:value="0.00000870692135501472">
                <text:p>0.000008706921355014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417298107519052">
                <text:p>0.0000417298107519052</text:p>
              </table:table-cell>
              <table:table-cell office:value-type="float" office:value="0.0000120238437759727">
                <text:p>0.00001202384377597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582276429096353">
                <text:p>0.0000582276429096353</text:p>
              </table:table-cell>
              <table:table-cell office:value-type="float" office:value="0.00001649783215773">
                <text:p>0.000016497832157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807246867610853">
                <text:p>0.0000807246867610853</text:p>
              </table:table-cell>
              <table:table-cell office:value-type="float" office:value="0.00002249704385145">
                <text:p>0.000022497043851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111220679537495">
                <text:p>0.000111220679537495</text:p>
              </table:table-cell>
              <table:table-cell office:value-type="float" office:value="0.0000304959927764099">
                <text:p>0.00003049599277640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152323974149178">
                <text:p>0.000152323974149178</text:p>
              </table:table-cell>
              <table:table-cell office:value-type="float" office:value="0.000041103294611683">
                <text:p>0.0000411032946116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207419879692498">
                <text:p>0.000207419879692498</text:p>
              </table:table-cell>
              <table:table-cell office:value-type="float" office:value="0.0000550959055433199">
                <text:p>0.00005509590554331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80881087083591">
                <text:p>0.000280881087083591</text:p>
              </table:table-cell>
              <table:table-cell office:value-type="float" office:value="0.000073461207391093">
                <text:p>0.00007346120739109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378329627500347">
                <text:p>0.000378329627500347</text:p>
              </table:table-cell>
              <table:table-cell office:value-type="float" office:value="0.0000974485404167559">
                <text:p>0.00009744854041675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506961700850465">
                <text:p>0.000506961700850465</text:p>
              </table:table-cell>
              <table:table-cell office:value-type="float" office:value="0.000128632073350118">
                <text:p>0.0001286320733501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675948934467287">
                <text:p>0.000675948934467287</text:p>
              </table:table-cell>
              <table:table-cell office:value-type="float" office:value="0.000168987233616822">
                <text:p>0.0001689872336168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896932239966208">
                <text:p>0.000896932239966208</text:p>
              </table:table-cell>
              <table:table-cell office:value-type="float" office:value="0.000220983305498921">
                <text:p>0.0002209833054989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18462748674782">
                <text:p>0.00118462748674782</text:p>
              </table:table-cell>
              <table:table-cell office:value-type="float" office:value="0.000287695246781613">
                <text:p>0.0002876952467816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155756576961288">
                <text:p>0.00155756576961288</text:p>
              </table:table-cell>
              <table:table-cell office:value-type="float" office:value="0.000372938282865056">
                <text:p>0.0003729382828650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20389951893114">
                <text:p>0.0020389951893114</text:p>
              </table:table-cell>
              <table:table-cell office:value-type="float" office:value="0.000481429419698526">
                <text:p>0.0004814294196985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265797587178094">
                <text:p>0.00265797587178094</text:p>
              </table:table-cell>
              <table:table-cell office:value-type="float" office:value="0.000618980682469532">
                <text:p>0.00061898068246953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45070551775069">
                <text:p>0.00345070551775069</text:p>
              </table:table-cell>
              <table:table-cell office:value-type="float" office:value="0.000792729645969751">
                <text:p>0.0007927296459697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446211920398795">
                <text:p>0.00446211920398795</text:p>
              </table:table-cell>
              <table:table-cell office:value-type="float" office:value="0.00101141368623727">
                <text:p>0.0010114136862372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574781456784889">
                <text:p>0.00574781456784889</text:p>
              </table:table-cell>
              <table:table-cell office:value-type="float" office:value="0.00128569536386094">
                <text:p>0.0012856953638609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737636202873942">
                <text:p>0.00737636202873942</text:p>
              </table:table-cell>
              <table:table-cell office:value-type="float" office:value="0.00162854746089053">
                <text:p>0.001628547460890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94320694793717">
                <text:p>0.0094320694793717</text:p>
              </table:table-cell>
              <table:table-cell office:value-type="float" office:value="0.00205570745063228">
                <text:p>0.0020557074506322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120182820785543">
                <text:p>0.0120182820785543</text:p>
              </table:table-cell>
              <table:table-cell office:value-type="float" office:value="0.00258621259918256">
                <text:p>0.00258621259918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52613105759419">
                <text:p>0.0152613105759419</text:p>
              </table:table-cell>
              <table:table-cell office:value-type="float" office:value="0.00324302849738769">
                <text:p>0.003243028497387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193150961976765">
                <text:p>0.0193150961976765</text:p>
              </table:table-cell>
              <table:table-cell office:value-type="float" office:value="0.0040537856217346">
                <text:p>0.004053785621734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43667367416842">
                <text:p>0.0243667367416842</text:p>
              </table:table-cell>
              <table:table-cell office:value-type="float" office:value="0.00505164054400766">
                <text:p>0.005051640544007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306430174175725">
                <text:p>0.0306430174175725</text:p>
              </table:table-cell>
              <table:table-cell office:value-type="float" office:value="0.00627628067588833">
                <text:p>0.006276280675888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384181113891954">
                <text:p>0.0384181113891954</text:p>
              </table:table-cell>
              <table:table-cell office:value-type="float" office:value="0.00777509397162288">
                <text:p>0.0077750939716228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80226392364943">
                <text:p>0.0480226392364943</text:p>
              </table:table-cell>
              <table:table-cell office:value-type="float" office:value="0.00960452784729893">
                <text:p>0.0096045278472989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598543039759205">
                <text:p>0.0598543039759205</text:p>
              </table:table-cell>
              <table:table-cell office:value-type="float" office:value="0.0118316647394261">
                <text:p>0.01183166473942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743903492272155">
                <text:p>0.0743903492272155</text:p>
              </table:table-cell>
              <table:table-cell office:value-type="float" office:value="0.014536045251295">
                <text:p>0.0145360452512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922021229858444">
                <text:p>0.0922021229858444</text:p>
              </table:table-cell>
              <table:table-cell office:value-type="float" office:value="0.017811773758629">
                <text:p>0.0178117737586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13972068690836">
                <text:p>0.113972068690836</text:p>
              </table:table-cell>
              <table:table-cell office:value-type="float" office:value="0.0217699457049911">
                <text:p>0.02176994570499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0513509344866">
                <text:p>0.140513509344866</text:p>
              </table:table-cell>
              <table:table-cell office:value-type="float" office:value="0.0265414406540302">
                <text:p>0.02654144065403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72793639870038">
                <text:p>0.172793639870038</text:p>
              </table:table-cell>
              <table:table-cell office:value-type="float" office:value="0.0322801305251718">
                <text:p>0.032280130525171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11960198240579">
                <text:p>0.211960198240579</text:p>
              </table:table-cell>
              <table:table-cell office:value-type="float" office:value="0.0391665583705419">
                <text:p>0.03916655837054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59372347847025">
                <text:p>0.259372347847025</text:p>
              </table:table-cell>
              <table:table-cell office:value-type="float" office:value="0.0474121496064453">
                <text:p>0.04741214960644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16636372696368">
                <text:p>0.316636372696368</text:p>
              </table:table-cell>
              <table:table-cell office:value-type="float" office:value="0.0572640248493435">
                <text:p>0.05726402484934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85646864181474">
                <text:p>0.385646864181474</text:p>
              </table:table-cell>
              <table:table-cell office:value-type="float" office:value="0.0690104914851058">
                <text:p>0.06901049148510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68634164068626">
                <text:p>0.468634164068626</text:p>
              </table:table-cell>
              <table:table-cell office:value-type="float" office:value="0.0829872998871522">
                <text:p>0.08298729988715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68218923933209">
                <text:p>0.568218923933209</text:p>
              </table:table-cell>
              <table:table-cell office:value-type="float" office:value="0.0995847598645824">
                <text:p>0.09958475986458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87474747474748">
                <text:p>0.687474747474748</text:p>
              </table:table-cell>
              <table:table-cell office:value-type="float" office:value="0.11925582354154">
                <text:p>0.119255823541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3">
                <text:p>0.83</text:p>
              </table:table-cell>
              <table:table-cell office:value-type="float" office:value="0.142525252525252">
                <text:p>0.1425252525252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